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FreeSans" svg:font-family="FreeSans"/>
    <style:font-face style:name="Liberation Mono" svg:font-family="Liberation Mono" style:font-family-generic="modern"/>
    <style:font-face style:name="Noto Sans Mono CJK SC" svg:font-family="Noto Sans Mono CJK SC" style:font-family-generic="modern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/>
    <style:font-face style:name="Noto Serif CJK SC" svg:font-family="Noto Serif CJK SC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17" style:family="paragraph" style:parent-style-name="Preformatted_20_Text">
      <style:paragraph-properties text:number-lines="true"/>
    </style:style>
    <style:style style:name="P18" style:family="paragraph" style:parent-style-name="Preformatted_20_Text">
      <style:paragraph-properties fo:break-before="page" text:number-lines="true" textmaker:page-break="1"/>
    </style:style>
    <style:style style:name="P20" style:family="paragraph" style:parent-style-name="Footer">
      <style:paragraph-properties fo:text-align="end" text:number-lines="true"/>
    </style:style>
    <style:style style:name="T0" style:family="text">
      <style:text-properties style:font-name="Liberation Serif" fo:font-size="12pt" fo:font-weight="normal" fo:font-style="normal" fo:language="en" fo:country="us" style:font-name-asian="Noto Serif CJK SC" style:font-size-asian="10.5pt" style:font-weight-asian="normal" style:font-style-asian="normal" style:language-asian="zh" style:country-asian="cn" style:font-name-complex="FreeSans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7" style:family="text">
      <style:text-properties style:font-name="Liberation Mono" fo:font-size="10pt" fo:font-weight="normal" fo:font-style="normal" fo:language="en" fo:country="us" style:font-name-asian="Noto Sans Mono CJK SC" style:font-size-asian="10pt" style:font-weight-asian="normal" style:font-style-asian="normal" style:language-asian="zh" style:country-asian="cn" style:font-name-complex="Liberation Mono" style:font-size-complex="10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  <text:sequence-decl text:display-outline-level="0" text:name="Illustration"/>
        <text:sequence-decl text:display-outline-level="0" text:name="Text"/>
        <text:sequence-decl text:display-outline-level="0" text:name="Drawing"/>
      </text:sequence-decls>
      <text:section text:style-name="Sect2" text:name="Section2">
        <text:p text:style-name="P17">URW code 0, basename C059-BdIta.afm</text:p>
        <text:p text:style-name="P17"><text:s text:c="2"/>FontName: C059-BdIta</text:p>
        <text:p text:style-name="P17"><text:s text:c="2"/>FullName: C059 Bold Italic</text:p>
        <text:p text:style-name="P17"><text:s text:c="2"/>FamilyName: New Century Schoolbook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5/17/2017</text:p>
        <text:p text:style-name="P17">URW code 1, basename C059-Bold.afm</text:p>
        <text:p text:style-name="P17"><text:s text:c="2"/>FontName: C059-Bold</text:p>
        <text:p text:style-name="P17"><text:s text:c="2"/>FullName: C059 Bold</text:p>
        <text:p text:style-name="P17"><text:s text:c="2"/>FamilyName: New Century Schoolbook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5/17/2017</text:p>
        <text:p text:style-name="P17">URW code 2, basename C059-Italic.afm</text:p>
        <text:p text:style-name="P17"><text:s text:c="2"/>FontName: C059-Italic</text:p>
        <text:p text:style-name="P17"><text:s text:c="2"/>FullName: C059 Italic</text:p>
        <text:p text:style-name="P17"><text:s text:c="2"/>FamilyName: New Century Schoolbook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5/17/2017</text:p>
        <text:p text:style-name="P17">URW code 3, basename C059-Roman.afm</text:p>
        <text:p text:style-name="P17"><text:s text:c="2"/>FontName: C059-Roman</text:p>
        <text:p text:style-name="P17"><text:s text:c="2"/>FullName: C059 Roman</text:p>
        <text:p text:style-name="P17"><text:s text:c="2"/>FamilyName: New Century Schoolbook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5/17/2017</text:p>
        <text:p text:style-name="P17">URW code 4, basename D050000L.afm</text:p>
        <text:p text:style-name="P17"><text:s text:c="2"/>FontName: D050000L</text:p>
        <text:p text:style-name="P17"><text:s text:c="2"/>FullName: D050000L</text:p>
        <text:p text:style-name="P17"><text:s text:c="2"/>FamilyName: Zaph Dingbats Std</text:p>
        <text:p text:style-name="P17"><text:s text:c="2"/>Notice: (URW)++,Copyright 2013 by (URW)++ Design &amp; Development</text:p>
        <text:p text:style-name="P17"><text:s text:c="2"/>Comment: Copyright (URW)++,Copyright 2013 by (URW)++ Design &amp;<text:s/></text:p>
        <text:p text:style-name="P17"><text:s text:c="7"/><text:s/><text:s/><text:s/><text:s/>Development.<text:s/><text:s/>Creation Date: 6/2/2016</text:p>
        <text:p text:style-name="P17">URW code 5, basename NimbusMonoPS-Bold.afm</text:p>
        <text:p text:style-name="P17"><text:s text:c="2"/>FontName: NimbusMonoPS-Bold</text:p>
        <text:p text:style-name="P17"><text:s text:c="2"/>FullName: Nimbus Mono PS Bold</text:p>
        <text:p text:style-name="P17"><text:s text:c="2"/>FamilyName: Nimbus Mono PS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5/17/2017</text:p>
        <text:p text:style-name="P17">URW code 6, basename NimbusMonoPS-BoldItalic.afm</text:p>
        <text:p text:style-name="P17"><text:s text:c="2"/>FontName: NimbusMonoPS-BoldItalic</text:p>
        <text:p text:style-name="P17"><text:s text:c="2"/>FullName: Nimbus Mono PS Bold Italic</text:p>
        <text:p text:style-name="P17"><text:s text:c="2"/>FamilyName: Nimbus Mono PS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5/17/2017</text:p>
        <text:p text:style-name="P17">URW code 7, basename NimbusMonoPS-Italic.afm</text:p>
        <text:p text:style-name="P17"><text:s text:c="2"/>FontName: NimbusMonoPS-Italic</text:p>
        <text:p text:style-name="P17"><text:s text:c="2"/>FullName: Nimbus Mono PS Italic</text:p>
        <text:p text:style-name="P17"><text:s text:c="2"/>FamilyName: Nimbus Mono PS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5/17/2017</text:p>
        <text:p text:style-name="P17"/>
        <text:p text:style-name="P18">URW code 8, basename NimbusMonoPS-Regular.afm</text:p>
        <text:p text:style-name="P17"><text:s text:c="2"/>FontName: NimbusMonoPS-Regular</text:p>
        <text:p text:style-name="P17"><text:s text:c="2"/>FullName: Nimbus Mono PS Regular</text:p>
        <text:p text:style-name="P17"><text:s text:c="2"/>FamilyName: Nimbus Mono PS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5/17/2017</text:p>
        <text:p text:style-name="P17">URW code 9, basename NimbusRoman-Bold.afm</text:p>
        <text:p text:style-name="P17"><text:s text:c="2"/>FontName: NimbusRoman-Bold</text:p>
        <text:p text:style-name="P17"><text:s text:c="2"/>FullName: Nimbus Roman Bold</text:p>
        <text:p text:style-name="P17"><text:s text:c="2"/>FamilyName: Nimbus Roman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5/17/2017</text:p>
        <text:p text:style-name="P17">URW code 10, basename NimbusRoman-BoldItalic.afm</text:p>
        <text:p text:style-name="P17"><text:s text:c="2"/>FontName: NimbusRoman-BoldItalic</text:p>
        <text:p text:style-name="P17"><text:s text:c="2"/>FullName: Nimbus Roman Bold Italic</text:p>
        <text:p text:style-name="P17"><text:s text:c="2"/>FamilyName: Nimbus Roman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5/17/2017</text:p>
        <text:p text:style-name="P17">URW code 11, basename NimbusRoman-Italic.afm</text:p>
        <text:p text:style-name="P17"><text:s text:c="2"/>FontName: NimbusRoman-Italic</text:p>
        <text:p text:style-name="P17"><text:s text:c="2"/>FullName: Nimbus Roman Italic</text:p>
        <text:p text:style-name="P17"><text:s text:c="2"/>FamilyName: Nimbus Roman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5/17/2017</text:p>
        <text:p text:style-name="P17">URW code 12, basename NimbusRoman-Regular.afm</text:p>
        <text:p text:style-name="P17"><text:s text:c="2"/>FontName: NimbusRoman-Regular</text:p>
        <text:p text:style-name="P17"><text:s text:c="2"/>FullName: Nimbus Roman Regular</text:p>
        <text:p text:style-name="P17"><text:s text:c="2"/>FamilyName: Nimbus Roman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5/17/2017</text:p>
        <text:p text:style-name="P17">URW code 13, basename NimbusSans-Bold.afm</text:p>
        <text:p text:style-name="P17"><text:s text:c="2"/>FontName: NimbusSans-Bold</text:p>
        <text:p text:style-name="P17"><text:s text:c="2"/>FullName: Nimbus Sans Bold</text:p>
        <text:p text:style-name="P17"><text:s text:c="2"/>FamilyName: Nimbus Sans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5/17/2017</text:p>
        <text:p text:style-name="P17">URW code 14, basename NimbusSans-BoldItalic.afm</text:p>
        <text:p text:style-name="P17"><text:s text:c="2"/>FontName: NimbusSans-BoldItalic</text:p>
        <text:p text:style-name="P17"><text:s text:c="2"/>FullName: Nimbus Sans Bold Italic</text:p>
        <text:p text:style-name="P17"><text:s text:c="2"/>FamilyName: Nimbus Sans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5/26/2020</text:p>
        <text:p text:style-name="P17">URW code 15, basename NimbusSans-Italic.afm</text:p>
        <text:p text:style-name="P17"><text:s text:c="2"/>FontName: NimbusSans-Italic</text:p>
        <text:p text:style-name="P17"><text:s text:c="2"/>FullName: Nimbus Sans Italic</text:p>
        <text:p text:style-name="P17"><text:s text:c="2"/>FamilyName: Nimbus Sans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5/26/2020</text:p>
        <text:p text:style-name="P17"/>
        <text:p text:style-name="P17"/>
        <text:p text:style-name="P18">URW code 16, basename NimbusSans-Regular.afm</text:p>
        <text:p text:style-name="P17"><text:s text:c="2"/>FontName: NimbusSans-Regular</text:p>
        <text:p text:style-name="P17"><text:s text:c="2"/>FullName: Nimbus Sans</text:p>
        <text:p text:style-name="P17"><text:s text:c="2"/>FamilyName: Nimbus Sans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7/27/2017</text:p>
        <text:p text:style-name="P17">URW code 17, basename NimbusSansNarrow-Bold.afm</text:p>
        <text:p text:style-name="P17"><text:s text:c="2"/>FontName: NimbusSansNarrow-Bold</text:p>
        <text:p text:style-name="P17"><text:s text:c="2"/>FullName: Nimbus Sans Narrow Bold</text:p>
        <text:p text:style-name="P17"><text:s text:c="2"/>FamilyName: Nimbus Sans Narrow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7"/><text:s/><text:s/><text:s/><text:s/>Development.<text:s/><text:s/>Creation Date: 5/17/2017</text:p>
        <text:p text:style-name="P17">URW code 18, basename NimbusSansNarrow-BoldOblique.afm</text:p>
        <text:p text:style-name="P17"><text:s text:c="2"/>FontName: NimbusSansNarrow-BoldOblique</text:p>
        <text:p text:style-name="P17"><text:s text:c="2"/>FullName: Nimbus Sans Narrow Bold Oblique</text:p>
        <text:p text:style-name="P17"><text:s text:c="2"/>FamilyName: Nimbus Sans Narrow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6"/><text:s/><text:s/><text:s/><text:s/><text:s/>Development.<text:s/><text:s/>Creation Date: 5/17/2017</text:p>
        <text:p text:style-name="P17">URW code 19, basename NimbusSansNarrow-Oblique.afm</text:p>
        <text:p text:style-name="P17"><text:s text:c="2"/>FontName: NimbusSansNarrow-Oblique</text:p>
        <text:p text:style-name="P17"><text:s text:c="2"/>FullName: Nimbus Sans Narrow Oblique</text:p>
        <text:p text:style-name="P17"><text:s text:c="2"/>FamilyName: Nimbus Sans Narrow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6"/><text:s/><text:s/><text:s/><text:s/><text:s/>Development.<text:s/><text:s/>Creation Date: 5/17/2017</text:p>
        <text:p text:style-name="P17">URW code 20, basename NimbusSansNarrow-Regular.afm</text:p>
        <text:p text:style-name="P17"><text:s text:c="2"/>FontName: NimbusSansNarrow-Regular</text:p>
        <text:p text:style-name="P17"><text:s text:c="2"/>FullName: Nimbus Sans Narrow</text:p>
        <text:p text:style-name="P17"><text:s text:c="2"/>FamilyName: Nimbus Sans Narrow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6"/><text:s/><text:s/><text:s/><text:s/><text:s/>Development.<text:s/><text:s/>Creation Date: 5/17/2017</text:p>
        <text:p text:style-name="P17">URW code 21, basename P052-Bold.afm</text:p>
        <text:p text:style-name="P17"><text:s text:c="2"/>FontName: P052-Bold</text:p>
        <text:p text:style-name="P17"><text:s text:c="2"/>FullName: P052 Bold</text:p>
        <text:p text:style-name="P17"><text:s text:c="2"/>FamilyName: Palatino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6"/><text:s/><text:s/><text:s/><text:s/><text:s/>Development.<text:s/><text:s/>Creation Date: 5/17/2017</text:p>
        <text:p text:style-name="P17">URW code 22, basename P052-BoldItalic.afm</text:p>
        <text:p text:style-name="P17"><text:s text:c="2"/>FontName: P052-BoldItalic</text:p>
        <text:p text:style-name="P17"><text:s text:c="2"/>FullName: P052 Bold Italic</text:p>
        <text:p text:style-name="P17"><text:s text:c="2"/>FamilyName: Palatino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6"/><text:s/><text:s/><text:s/><text:s/><text:s/>Development.<text:s/><text:s/>Creation Date: 7/20/2017</text:p>
        <text:p text:style-name="P17">URW code 23, basename P052-Italic.afm</text:p>
        <text:p text:style-name="P17"><text:s text:c="2"/>FontName: P052-Italic</text:p>
        <text:p text:style-name="P17"><text:s text:c="2"/>FullName: P052 Italic</text:p>
        <text:p text:style-name="P17"><text:s text:c="2"/>FamilyName: Palatino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6"/><text:s/><text:s/><text:s/><text:s/><text:s/>Development.<text:s/><text:s/>Creation Date: 5/17/2017</text:p>
        <text:p text:style-name="P17"/>
        <text:p text:style-name="P17"/>
        <text:p text:style-name="P18">URW code 24, basename P052-Roman.afm</text:p>
        <text:p text:style-name="P17"><text:s text:c="2"/>FontName: P052-Roman</text:p>
        <text:p text:style-name="P17"><text:s text:c="2"/>FullName: P052 Roman</text:p>
        <text:p text:style-name="P17"><text:s text:c="2"/>FamilyName: Palatino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6"/><text:s/><text:s/><text:s/><text:s/><text:s/>Development.<text:s/><text:s/>Creation Date: 5/17/2017</text:p>
        <text:p text:style-name="P17">URW code 25, basename StandardSymbolsPS.afm</text:p>
        <text:p text:style-name="P17"><text:s text:c="2"/>FontName: StandardSymbolsPS</text:p>
        <text:p text:style-name="P17"><text:s text:c="2"/>FullName: Standard Symbols PS</text:p>
        <text:p text:style-name="P17"><text:s text:c="2"/>FamilyName: Standard Symbols PS</text:p>
        <text:p text:style-name="P17"><text:s text:c="2"/>Notice: URW Software, Copyright 2015 by URW</text:p>
        <text:p text:style-name="P17"><text:s text:c="2"/>Comment: Copyright URW Software, Copyright 2015 by URW Creation Date: 5/31/2016</text:p>
        <text:p text:style-name="P17"><text:s text:c="6"/><text:s/><text:s/><text:s/><text:s/><text:s/></text:p>
        <text:p text:style-name="P17">URW code 26, basename URWBookman-Demi.afm</text:p>
        <text:p text:style-name="P17"><text:s text:c="2"/>FontName: URWBookman-Demi</text:p>
        <text:p text:style-name="P17"><text:s text:c="2"/>FullName: URW Bookman Demi</text:p>
        <text:p text:style-name="P17"><text:s text:c="2"/>FamilyName: URW Bookman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6"/><text:s/><text:s/><text:s/><text:s/><text:s/>Development.<text:s/><text:s/>Creation Date: 5/17/2017</text:p>
        <text:p text:style-name="P17">URW code 27, basename URWBookman-DemiItalic.afm</text:p>
        <text:p text:style-name="P17"><text:s text:c="2"/>FontName: URWBookman-DemiItalic</text:p>
        <text:p text:style-name="P17"><text:s text:c="2"/>FullName: URW Bookman Demi Italic</text:p>
        <text:p text:style-name="P17"><text:s text:c="2"/>FamilyName: URW Bookman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6"/><text:s/><text:s/><text:s/><text:s/><text:s/>Development.<text:s/><text:s/>Creation Date: 5/17/2017</text:p>
        <text:p text:style-name="P17">URW code 28, basename URWBookman-Light.afm</text:p>
        <text:p text:style-name="P17"><text:s text:c="2"/>FontName: URWBookman-Light</text:p>
        <text:p text:style-name="P17"><text:s text:c="2"/>FullName: URW Bookman Light</text:p>
        <text:p text:style-name="P17"><text:s text:c="2"/>FamilyName: URW Bookman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6"/><text:s/><text:s/><text:s/><text:s/><text:s/>Development.<text:s/><text:s/>Creation Date: 5/17/2017</text:p>
        <text:p text:style-name="P17">URW code 29, basename URWBookman-LightItalic.afm</text:p>
        <text:p text:style-name="P17"><text:s text:c="2"/>FontName: URWBookman-LightItalic</text:p>
        <text:p text:style-name="P17"><text:s text:c="2"/>FullName: URW Bookman Light Italic</text:p>
        <text:p text:style-name="P17"><text:s text:c="2"/>FamilyName: URW Bookman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6"/><text:s/><text:s/><text:s/><text:s/><text:s/>Development.<text:s/><text:s/>Creation Date: 5/17/2017</text:p>
        <text:p text:style-name="P17">URW code 30, basename URWGothic-Book.afm</text:p>
        <text:p text:style-name="P17"><text:s text:c="2"/>FontName: URWGothic-Book</text:p>
        <text:p text:style-name="P17"><text:s text:c="2"/>FullName: URW Gothic Book</text:p>
        <text:p text:style-name="P17"><text:s text:c="2"/>FamilyName: URW Gothic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6"/><text:s/><text:s/><text:s/><text:s/><text:s/>Development.<text:s/><text:s/>Creation Date: 5/17/2017</text:p>
        <text:p text:style-name="P17">URW code 31, basename URWGothic-BookOblique.afm</text:p>
        <text:p text:style-name="P17"><text:s text:c="2"/>FontName: URWGothic-BookOblique</text:p>
        <text:p text:style-name="P17"><text:s text:c="2"/>FullName: URW Gothic Book Oblique</text:p>
        <text:p text:style-name="P17"><text:s text:c="2"/>FamilyName: URW Gothic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6"/><text:s/><text:s/><text:s/><text:s/><text:s/>Development.<text:s/><text:s/>Creation Date: 5/17/2017</text:p>
        <text:p text:style-name="P17"/>
        <text:p text:style-name="P17"/>
        <text:p text:style-name="P18">URW code 32, basename URWGothic-Demi.afm</text:p>
        <text:p text:style-name="P17"><text:s text:c="2"/>FontName: URWGothic-Demi</text:p>
        <text:p text:style-name="P17"><text:s text:c="2"/>FullName: URW Gothic Demi</text:p>
        <text:p text:style-name="P17"><text:s text:c="2"/>FamilyName: URW Gothic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6"/><text:s/><text:s/><text:s/><text:s/><text:s/>Development.<text:s/><text:s/>Creation Date: 5/17/2017</text:p>
        <text:p text:style-name="P17">URW code 33, basename URWGothic-DemiOblique.afm</text:p>
        <text:p text:style-name="P17"><text:s text:c="2"/>FontName: URWGothic-DemiOblique</text:p>
        <text:p text:style-name="P17"><text:s text:c="2"/>FullName: URW Gothic Demi Oblique</text:p>
        <text:p text:style-name="P17"><text:s text:c="2"/>FamilyName: URW Gothic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6"/><text:s/><text:s/><text:s/><text:s/><text:s/>Development.<text:s/><text:s/>Creation Date: 5/17/2017</text:p>
        <text:p text:style-name="P17">URW code 34, basename Z003-MediumItalic.afm</text:p>
        <text:p text:style-name="P17"><text:s text:c="2"/>FontName: Z003-MediumItalic</text:p>
        <text:p text:style-name="P17"><text:s text:c="2"/>FullName: Z003 Medium Italic</text:p>
        <text:p text:style-name="P17"><text:s text:c="2"/>FamilyName: Zaph Chancery</text:p>
        <text:p text:style-name="P17"><text:s text:c="2"/>Notice: (URW)++,Copyright 2014 by (URW)++ Design &amp; Development</text:p>
        <text:p text:style-name="P17"><text:s text:c="2"/>Comment: Copyright (URW)++,Copyright 2014 by (URW)++ Design &amp;<text:s/></text:p>
        <text:p text:style-name="P17"><text:s text:c="6"/><text:s/><text:s/><text:s/><text:s/><text:s/>Development.<text:s/><text:s/>Creation Date: 5/17/2017</text:p>
        <text:p text:style-name="P17"/>
        <text:p text:style-name="P17">Finished listing URW font dat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FreeSans" svg:font-family="FreeSans"/>
    <style:font-face style:name="Liberation Mono" svg:font-family="Liberation Mono" style:font-family-generic="modern"/>
    <style:font-face style:name="Noto Sans Mono CJK SC" svg:font-family="Noto Sans Mono CJK SC" style:font-family-generic="modern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/>
    <style:font-face style:name="Noto Serif CJK SC" svg:font-family="Noto Serif CJK SC"/>
  </office:font-face-decls>
  <office:styles>
    <style:default-style style:family="paragraph">
      <style:paragraph-properties fo:text-align="start" style:tab-stop-distance="1.251cm"/>
      <style:text-properties fo:hyphenate="fals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style:use-window-font-color="true" style:letter-kerning="true"/>
    </style:default-style>
    <style:default-style style:family="text">
      <style:text-properties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en" fo:country="us" style:font-name-asian="Noto Serif CJK SC" style:font-size-asian="10.5pt" style:font-weight-asian="normal" style:font-style-asian="normal" style:language-asian="zh" style:country-asian="cn" style:font-name-complex="FreeSans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Heading_20_1" style:display-name="Heading 1" style:family="paragraph" style:parent-style-name="Normal" style:next-style-name="Normal" style:default-outline-level="1">
      <style:paragraph-properties fo:margin-top="0.423cm" fo:margin-bottom="0.106cm" style:tab-stop-distance="1.270cm" fo:keep-with-next="always" fo:keep-together="always" fo:hyphenation-ladder-count="no-limit" text:number-lines="true"/>
      <style:text-properties fo:hyphenate="true" fo:hyphenation-remain-char-count="2" fo:hyphenation-push-char-count="2"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/>
    </style:style>
    <style:style style:name="Heading_20_2" style:display-name="Heading 2" style:family="paragraph" style:parent-style-name="Heading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Standard" style:display-name="Standard" style:family="paragraph" style:parent-style-name="Normal">
      <style:paragraph-properties text:number-lines="true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fo:hyphenate="false" fo:hyphenation-remain-char-count="2" fo:hyphenation-push-char-count="2" style:font-name="Liberation Sans" fo:font-size="14pt" style:font-name-asian="Noto Sans CJK SC" style:font-size-asian="14pt" style:font-name-complex="FreeSans" style:font-size-complex="14pt"/>
    </style:style>
    <style:style style:name="Text_20_body" style:display-name="Text body" style:family="paragraph" style:parent-style-name="Standard">
      <style:paragraph-properties fo:margin-top="0.000cm" fo:margin-bottom="0.247cm" fo:line-height="115%" text:number-lines="true"/>
      <style:text-properties fo:hyphenate="false" fo:hyphenation-remain-char-count="2" fo:hyphenation-push-char-count="2"/>
    </style:style>
    <style:style style:name="List" style:display-name="List" style:family="paragraph" style:parent-style-name="Text_20_body">
      <style:paragraph-properties text:number-lines="true"/>
      <style:text-properties fo:hyphenate="false" fo:hyphenation-remain-char-count="2" fo:hyphenation-push-char-count="2" style:font-size-asian="12pt" style:font-name-complex="FreeSans"/>
    </style:style>
    <style:style style:name="Caption" style:display-name="Caption" style:family="paragraph" style:parent-style-name="Standard">
      <style:paragraph-properties fo:margin-top="0.212cm" fo:margin-bottom="0.212cm" text:number-lines="true"/>
      <style:text-properties fo:hyphenate="false" fo:hyphenation-remain-char-count="2" fo:hyphenation-push-char-count="2" fo:font-size="12pt" fo:font-style="italic" style:font-size-asian="12pt" style:font-style-asian="italic" style:font-name-complex="FreeSans" style:font-size-complex="12pt" style:font-style-complex="italic"/>
    </style:style>
    <style:style style:name="Index" style:display-name="Index" style:family="paragraph" style:parent-style-name="Standard">
      <style:paragraph-properties text:number-lines="true"/>
      <style:text-properties fo:hyphenate="false" fo:hyphenation-remain-char-count="2" fo:hyphenation-push-char-count="2" style:font-size-asian="12pt" style:font-name-complex="FreeSans"/>
    </style:style>
    <style:style style:name="Preformatted_20_Text" style:display-name="Preformatted Text" style:family="paragraph" style:parent-style-name="Standard">
      <style:paragraph-properties fo:margin-top="0.000cm" fo:margin-bottom="0.000cm" text:number-lines="true"/>
      <style:text-properties fo:hyphenate="false" fo:hyphenation-remain-char-count="2" fo:hyphenation-push-char-count="2" style:font-name="Liberation Mono" fo:font-size="10pt" style:font-name-asian="Noto Sans Mono CJK SC" style:font-size-asian="10pt" style:font-name-complex="Liberation Mono" style:font-size-complex="10pt"/>
    </style:style>
    <style:style style:name="Footer" style:display-name="Footer" style:family="paragraph" style:parent-style-name="Normal">
      <style:paragraph-properties style:tab-stop-distance="1.270cm" text:number-lines="true">
        <style:tab-stops>
          <style:tab-stop style:position="8.795cm" style:type="center" style:leader-style="none"/>
          <style:tab-stop style:position="17.590cm" style:type="right" style:leader-style="none"/>
        </style:tab-stops>
      </style:paragraph-properties>
    </style:style>
    <style:style style:name="Frame" style:family="graphic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chapter"/>
  </office:styles>
  <office:automatic-styles>
    <style:style style:name="PZERO" style:family="paragraph" style:parent-style-name="Normal">
      <style:paragraph-properties fo:line-height="0.035cm" text:number-lines="true"/>
    </style:style>
    <style:style style:name="P20" style:family="paragraph" style:parent-style-name="Footer">
      <style:paragraph-properties fo:text-align="end" text:number-lines="true"/>
    </style:style>
    <style:style style:name="T0" style:family="text">
      <style:text-properties style:font-name="Liberation Serif" fo:font-size="12pt" fo:font-weight="normal" fo:font-style="normal" fo:language="en" fo:country="us" style:font-name-asian="Noto Serif CJK SC" style:font-size-asian="10.5pt" style:font-weight-asian="normal" style:font-style-asian="normal" style:language-asian="zh" style:country-asian="cn" style:font-name-complex="FreeSans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590cm" fo:page-height="27.940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  <style:footer-style>
        <style:header-footer-properties fo:min-height="0.000cm" fo:margin-top="0.000cm"/>
      </style:footer-style>
    </style:page-layout>
  </office:automatic-styles>
  <office:master-styles>
    <style:master-page style:name="Standard" style:page-layout-name="pm1">
      <style:footer>
        <text:p text:style-name="P20">Page<text:s text:c="2"/><text:page-number style:num-format="1" text:select-page="current">1</text:page-number><text:s/>of<text:s/>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4-01-04T06:24:13</meta:creation-date>
    <dc:date>2024-01-04T06:27:22</dc:date>
    <meta:print-date>1969-12-31T18:00:00</meta:print-date>
  </office:meta>
</office:document-meta>
</file>